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4.685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10_07-30-45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10_09-55-32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0_13-17-30_000.jpg</text:p>
          </table:table-cell>
          <table:table-cell office:value-type="string">
            <text:p>:m 1*1 RES / 245 / 『仏教思想　第5巻』　 / p.275 / チベット語 tibetan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10_14-44-58_000.jpg</text:p>
          </table:table-cell>
          <table:table-cell office:value-type="string">
            <text:p>:m music / log / kb / || s.1:free,R=1 || s.2:TR,2-finger-alternate~LH,no-1 s.3:TR,2-finger-alternate~RH,no-1 s.4:TR,R=2,hand-movement-wide~R,9/6~R.1 s.5:res,op-2,blocks,R=3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9-10_15-06-36_000.jpg</text:p>
          </table:table-cell>
          <table:table-cell office:value-type="string">
            <text:p>:m 食べた物　間食 / 茶そば / 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9-10_16-22-58_000.jpg</text:p>
          </table:table-cell>
          <table:table-cell office:value-type="string">
            <text:p>:m 1-2*4 RES / 245 / 『ムッソリーニ』　 / p.135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9-10_16-23-44_000.jpg</text:p>
          </table:table-cell>
          <table:table-cell office:value-type="string">
            <text:p>:m 3-4*4 RES / 245 / 『ムッソリーニ』　 / p.135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09-10_16-30-08_000.jpg</text:p>
          </table:table-cell>
          <table:table-cell table:style-name="ce4" office:value-type="string">
            <text:p>:PHOTO 記録 / 製品 / メンディングテープ　詰替用　15mm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9-10_17-13-30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8-09-10_18-04-45_000.jpg</text:p>
          </table:table-cell>
          <table:table-cell office:value-type="string">
            <text:p>:m 1*1 RES / 245 / 『脳科学の教科書　こころ編』　 / p.19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09-10_20-37-24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9-10_22-08-45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10_22-10-01_000.jpg</text:p>
          </table:table-cell>
          <table:table-cell office:value-type="string">
            <text:p>:m 記録 / 身体 / 右足、すね / 赤斑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09-10_22-10-12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09-10_22-10-22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09-10_22-10-46_000.jpg</text:p>
          </table:table-cell>
          <table:table-cell office:value-type="string">
            <text:p>:m 記録 / 身体 / 右手、外側側面から手首にかけて / 発疹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9-10_22-10-58_000.jpg</text:p>
          </table:table-cell>
          <table:table-cell office:value-type="string">
            <text:p>:m 記録 / 身体 / 左手、手首下、内側 / 擦傷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2018-09-10_22-11-10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2018-09-10_22-11-36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2018-09-10_22-11-53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2018-09-10_22-12-18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2018-09-10_22-12-39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2018-09-10_22-12-52_000.jpg</text:p>
          </table:table-cell>
          <table:table-cell table:style-name="ce4" office:value-type="string">
            <text:p>:m 髪の毛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8-09-11_04-19-06_000.png</text:p>
          </table:table-cell>
          <table:table-cell office:value-type="string">
            <text:p>:m :PHOTO 起きた時刻 / 20180911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8-09-11_04-42-49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2018-09-11_08-31-51_000.jpg</text:p>
          </table:table-cell>
          <table:table-cell table:style-name="ce4" office:value-type="string">
            <text:p>:PHOTO 記録 / 東和コーポレーション / ポンプ車、ブーム / N-35-32-36.27 E-139-34-13.84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2018-09-11_08-31-53_000.jpg</text:p>
          </table:table-cell>
          <table:table-cell table:style-name="ce4" office:value-type="string">
            <text:p>:PHOTO 記録 / 東和コーポレーション / ポンプ車、ブーム / N-35-32-36.67 E-139-34-13.4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2018-09-11_08-31-54_000.jpg</text:p>
          </table:table-cell>
          <table:table-cell table:style-name="ce4" office:value-type="string">
            <text:p>:PHOTO 記録 / 東和コーポレーション / ポンプ車、ブーム / N-35-32-36.67 E-139-34-13.4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29">
            <text:p>29</text:p>
          </table:table-cell>
          <table:table-cell office:value-type="string">
            <text:p>2018-09-11_08-31-56_000.jpg</text:p>
          </table:table-cell>
          <table:table-cell table:style-name="ce4" office:value-type="string">
            <text:p>:PHOTO 記録 / 東和コーポレーション / ポンプ車、ブーム / N-35-32-36.67 E-139-34-13.4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2018-09-11_08-31-58_000.jpg</text:p>
          </table:table-cell>
          <table:table-cell table:style-name="ce4" office:value-type="string">
            <text:p>:PHOTO 記録 / 東和コーポレーション / ポンプ車、ブーム / N-35-32-36.67 E-139-34-13.4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8-09-11_17-47-39_000.jpg</text:p>
          </table:table-cell>
          <table:table-cell table:style-name="ce4" office:value-type="string">
            <text:p>:PHOTO 記録 / 文書　/ ミー / 検査報告書　ルート動物病院</text:p>
          </table:table-cell>
          <table:table-cell table:number-columns-repeated="2"/>
          <table:table-cell table:style-name="ce4"/>
        </table:table-row>
        <table:table-row table:style-name="ro10">
          <table:table-cell office:value-type="float" office:value="32">
            <text:p>32</text:p>
          </table:table-cell>
          <table:table-cell office:value-type="string">
            <text:p>2018-09-11_17-51-42_000.jpg</text:p>
          </table:table-cell>
          <table:table-cell table:style-name="ce4" office:value-type="string">
            <text:p>:m 東和 180911tu / 日報 / センター南駅 / 茅ヶ崎中央計画 / １名 / エムケイ様　日成工事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8-09-11_20-07-40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8-09-11_22-27-01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2018-09-11_22-27-13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09-11_22-27-32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8-09-12_00-57-21_000.jpg</text:p>
          </table:table-cell>
          <table:table-cell table:style-name="Default" office:value-type="string">
            <text:p>:m other / log / 寝る前　ウェブ閲覧　記録　（for オナニー）</text:p>
          </table:table-cell>
          <table:table-cell table:number-columns-repeated="2"/>
          <table:table-cell table:style-name="ce4"/>
        </table:table-row>
        <table:table-row table:style-name="ro8" table:number-rows-repeated="2">
          <table:table-cell table:number-columns-repeated="5"/>
          <table:table-cell table:style-name="ce4"/>
        </table:table-row>
        <table:table-row table:style-name="ro8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8" table:number-rows-repeated="3">
          <table:table-cell table:number-columns-repeated="5"/>
          <table:table-cell table:style-name="ce4"/>
        </table:table-row>
        <table:table-row table:style-name="ro8" table:number-rows-repeated="31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10">
          <table:table-cell table:number-columns-repeated="6"/>
        </table:table-row>
        <table:table-row table:style-name="ro8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6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Default" office:value-type="float" office:value="38">
            <text:p>38</text:p>
          </table:table-cell>
          <table:table-cell table:number-columns-repeated="3"/>
        </table:table-row>
        <table:table-row table:style-name="ro8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8])" office:value-type="float" office:value="0">
            <text:p>0</text:p>
          </table:table-cell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38];&quot;-\*&quot;)" office:value-type="float" office:value="0">
            <text:p>0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ce1" table:formula="of:=COUNTIF([.$C$2:.$C38];&quot;:m XXX&quot;)" office:value-type="float" office:value="0">
            <text:p>0</text:p>
          </table:table-cell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38])" office:value-type="float" office:value="37">
            <text:p>37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2018/09/12</text:date>, <text:time>08:1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2T08:13:14.20</dc:date>
    <dc:creator>iwabuchi ken</dc:creator>
    <meta:editing-duration>P4DT18H55M29S</meta:editing-duration>
    <meta:editing-cycles>1563</meta:editing-cycles>
    <meta:document-statistic meta:table-count="1" meta:cell-count="127" meta:object-count="0"/>
  </office:meta>
</office:document-meta>
</file>